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Text_20_body" style:list-style-name="L4">
      <style:paragraph-properties fo:margin-top="0in" fo:margin-bottom="0in"/>
    </style:style>
    <style:style style:name="P6" style:family="paragraph" style:parent-style-name="Text_20_body" style:list-style-name="L5">
      <style:paragraph-properties fo:margin-top="0in" fo:margin-bottom="0in"/>
    </style:style>
    <style:style style:name="P7" style:family="paragraph" style:parent-style-name="Text_20_body" style:list-style-name="L6">
      <style:paragraph-properties fo:margin-top="0in" fo:margin-bottom="0in"/>
    </style:style>
    <style:style style:name="P8" style:family="paragraph" style:parent-style-name="Text_20_body" style:list-style-name="L7">
      <style:paragraph-properties fo:margin-top="0in" fo:margin-bottom="0in"/>
    </style:style>
    <style:style style:name="P9" style:family="paragraph" style:parent-style-name="Text_20_body" style:list-style-name="L8">
      <style:paragraph-properties fo:margin-top="0in" fo:margin-bottom="0in"/>
    </style:style>
    <style:style style:name="P10" style:family="paragraph" style:parent-style-name="Text_20_body" style:list-style-name="L9">
      <style:paragraph-properties fo:margin-top="0in" fo:margin-bottom="0in"/>
    </style:style>
    <style:style style:name="P11" style:family="paragraph" style:parent-style-name="Text_20_body" style:list-style-name="L10">
      <style:paragraph-properties fo:margin-top="0in" fo:margin-bottom="0in"/>
    </style:style>
    <style:style style:name="P12" style:family="paragraph" style:parent-style-name="Text_20_body" style:list-style-name="L11">
      <style:paragraph-properties fo:margin-top="0in" fo:margin-bottom="0in"/>
    </style:style>
    <style:style style:name="P13" style:family="paragraph" style:parent-style-name="Text_20_body" style:list-style-name="L12">
      <style:paragraph-properties fo:margin-top="0in" fo:margin-bottom="0in"/>
    </style:style>
    <style:style style:name="P14" style:family="paragraph" style:parent-style-name="Text_20_body" style:list-style-name="L13">
      <style:paragraph-properties fo:margin-top="0in" fo:margin-bottom="0in"/>
    </style:style>
    <style:style style:name="P15" style:family="paragraph" style:parent-style-name="Text_20_body" style:list-style-name="L14">
      <style:paragraph-properties fo:margin-top="0in" fo:margin-bottom="0in"/>
    </style:style>
    <style:style style:name="P16" style:family="paragraph" style:parent-style-name="Text_20_body" style:list-style-name="L15">
      <style:paragraph-properties fo:margin-top="0in" fo:margin-bottom="0in"/>
    </style:style>
    <style:style style:name="P17" style:family="paragraph" style:parent-style-name="Text_20_body" style:list-style-name="L16">
      <style:paragraph-properties fo:margin-top="0in" fo:margin-bottom="0in"/>
    </style:style>
    <style:style style:name="P18" style:family="paragraph" style:parent-style-name="Text_20_body" style:list-style-name="L17">
      <style:paragraph-properties fo:margin-top="0in" fo:margin-bottom="0in"/>
    </style:style>
    <style:style style:name="P19" style:family="paragraph" style:parent-style-name="Text_20_body" style:list-style-name="L18">
      <style:paragraph-properties fo:margin-top="0in" fo:margin-bottom="0in"/>
    </style:style>
    <style:style style:name="P20" style:family="paragraph" style:parent-style-name="Text_20_body" style:list-style-name="L19">
      <style:paragraph-properties fo:margin-top="0in" fo:margin-bottom="0in"/>
    </style:style>
    <style:style style:name="P21" style:family="paragraph" style:parent-style-name="Text_20_body" style:list-style-name="L20">
      <style:paragraph-properties fo:margin-top="0in" fo:margin-bottom="0in"/>
    </style:style>
    <style:style style:name="P22" style:family="paragraph" style:parent-style-name="Text_20_body" style:list-style-name="L21">
      <style:paragraph-properties fo:margin-top="0in" fo:margin-bottom="0in"/>
    </style:style>
    <style:style style:name="P23" style:family="paragraph" style:parent-style-name="Text_20_body" style:list-style-name="L22">
      <style:paragraph-properties fo:margin-top="0in" fo:margin-bottom="0in"/>
    </style:style>
    <style:style style:name="P24" style:family="paragraph" style:parent-style-name="Text_20_body" style:list-style-name="L23">
      <style:paragraph-properties fo:margin-top="0in" fo:margin-bottom="0in"/>
    </style:style>
    <style:style style:name="P25" style:family="paragraph" style:parent-style-name="Text_20_body" style:list-style-name="L24">
      <style:paragraph-properties fo:margin-top="0in" fo:margin-bottom="0in"/>
    </style:style>
    <style:style style:name="P26" style:family="paragraph" style:parent-style-name="Text_20_body" style:list-style-name="L25">
      <style:paragraph-properties fo:margin-top="0in" fo:margin-bottom="0in"/>
    </style:style>
    <style:style style:name="P27" style:family="paragraph" style:parent-style-name="Text_20_body" style:list-style-name="L26">
      <style:paragraph-properties fo:margin-top="0in" fo:margin-bottom="0in"/>
    </style:style>
    <style:style style:name="P28" style:family="paragraph" style:parent-style-name="Text_20_body" style:list-style-name="L27">
      <style:paragraph-properties fo:margin-top="0in" fo:margin-bottom="0in"/>
    </style:style>
    <style:style style:name="P29" style:family="paragraph" style:parent-style-name="Text_20_body" style:list-style-name="L28">
      <style:paragraph-properties fo:margin-top="0in" fo:margin-bottom="0in"/>
    </style:style>
    <style:style style:name="P30" style:family="paragraph" style:parent-style-name="Text_20_body" style:list-style-name="L29">
      <style:paragraph-properties fo:margin-top="0in" fo:margin-bottom="0in"/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Text_20_body" style:list-style-name="L30">
      <style:paragraph-properties fo:margin-top="0in" fo:margin-bottom="0in"/>
    </style:style>
    <style:style style:name="P37" style:family="paragraph" style:parent-style-name="Text_20_body" style:list-style-name="L31">
      <style:paragraph-properties fo:margin-top="0in" fo:margin-bottom="0in"/>
    </style:style>
    <style:style style:name="P38" style:family="paragraph" style:parent-style-name="Text_20_body" style:list-style-name="L32">
      <style:paragraph-properties fo:margin-top="0in" fo:margin-bottom="0in"/>
    </style:style>
    <style:style style:name="P39" style:family="paragraph" style:parent-style-name="Text_20_body" style:list-style-name="L33">
      <style:paragraph-properties fo:margin-top="0in" fo:margin-bottom="0in"/>
    </style:style>
    <style:style style:name="P40" style:family="paragraph" style:parent-style-name="Text_20_body" style:list-style-name="L34">
      <style:paragraph-properties fo:margin-top="0in" fo:margin-bottom="0in"/>
    </style:style>
    <style:style style:name="P41" style:family="paragraph" style:parent-style-name="Text_20_body" style:list-style-name="L35">
      <style:paragraph-properties fo:margin-top="0in" fo:margin-bottom="0in"/>
    </style:style>
    <style:style style:name="P42" style:family="paragraph" style:parent-style-name="Text_20_body" style:list-style-name="L36">
      <style:paragraph-properties fo:margin-top="0in" fo:margin-bottom="0in"/>
    </style:style>
    <style:style style:name="P43" style:family="paragraph" style:parent-style-name="Text_20_body" style:list-style-name="L37">
      <style:paragraph-properties fo:margin-top="0in" fo:margin-bottom="0in"/>
    </style:style>
    <style:style style:name="P44" style:family="paragraph" style:parent-style-name="Text_20_body" style:list-style-name="L38">
      <style:paragraph-properties fo:margin-top="0in" fo:margin-bottom="0in"/>
    </style:style>
    <style:style style:name="P45" style:family="paragraph" style:parent-style-name="Text_20_body" style:list-style-name="L39">
      <style:paragraph-properties fo:margin-top="0in" fo:margin-bottom="0in"/>
    </style:style>
    <style:style style:name="P46" style:family="paragraph" style:parent-style-name="Text_20_body" style:list-style-name="L40">
      <style:paragraph-properties fo:margin-top="0in" fo:margin-bottom="0in"/>
    </style:style>
    <style:style style:name="P47" style:family="paragraph" style:parent-style-name="Text_20_body" style:list-style-name="L41">
      <style:paragraph-properties fo:margin-top="0in" fo:margin-bottom="0in"/>
    </style:style>
    <style:style style:name="P48" style:family="paragraph" style:parent-style-name="Text_20_body" style:list-style-name="L42">
      <style:paragraph-properties fo:margin-top="0in" fo:margin-bottom="0in"/>
    </style:style>
    <style:style style:name="P49" style:family="paragraph" style:parent-style-name="Text_20_body" style:list-style-name="L43">
      <style:paragraph-properties fo:margin-top="0in" fo:margin-bottom="0in"/>
    </style:style>
  </office:automatic-styles>
  <office:body>
    <office:text>
      <text:p text:style-name="Title">Uni DB1 Notes</text:p>
      <text:p text:style-name="Subtitle">Notes for the DB1 (databases)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P1">“The true courage is to admit that the light at the end of the tunnel is probably the headlight of another train approaching” - Slavoj Žižek, <text:span text:style-name="T1">The Courage of Hopelessness</text:span></text:p>
      <text:p text:style-name="First_20_paragraph">Mehr Details unter <text:a xlink:type="simple" xlink:href="https://github.com/pojntfx/uni-db1-notes" office:name=""><text:span text:style-name="Definition">https://github.com/pojntfx/uni-db1-notes</text:span></text:a>.</text:p>
      <text:h text:style-name="Heading_20_1" text:outline-level="1"><text:bookmark-start text:name="aufbau-eines-dbms"/>Aufbau eines DBMS<text:bookmark-end text:name="aufbau-eines-dbms"/></text:h>
      <text:h text:style-name="Heading_20_2" text:outline-level="2"><text:bookmark-start text:name="typen-von-daten"/>Typen von Daten<text:bookmark-end text:name="typen-von-daten"/></text:h>
      <text:list text:style-name="L1">
        <text:list-item>
          <text:p text:style-name="P2"><text:span text:style-name="T2">Persistent</text:span>: Über mehrere Programabläufe verfügbar</text:p>
        </text:list-item>
        <text:list-item>
          <text:p text:style-name="P2"><text:span text:style-name="T2">Temporär</text:span>: Nur während der Laufzeit verfügbar</text:p>
        </text:list-item>
      </text:list>
      <text:h text:style-name="Heading_20_2" text:outline-level="2"><text:bookmark-start text:name="programmaufbau"/>Programmaufbau<text:bookmark-end text:name="programmaufbau"/></text:h>
      <text:p text:style-name="First_20_paragraph">Applikation → DBMS → Datenbank</text:p>
      <text:h text:style-name="Heading_20_2" text:outline-level="2"><text:bookmark-start text:name="erweitertes-programm-modell"/>Erweitertes Programm-Modell<text:bookmark-end text:name="erweitertes-programm-modell"/></text:h>
      <text:list text:style-name="L2">
        <text:list-item>
          <text:p text:style-name="P3">Präsentationsschicht (temporäre Daten)</text:p>
        </text:list-item>
        <text:list-item>
          <text:p text:style-name="P3">Logik-Schicht (temporäre Daten)</text:p>
        </text:list-item>
        <text:list-item>
          <text:p text:style-name="P3">Daten-Zugriffs-Schicht (temporäre Daten)</text:p>
        </text:list-item>
        <text:list-item>
          <text:p text:style-name="P3">API zwischen App und DBMS</text:p>
        </text:list-item>
        <text:list-item>
          <text:p text:style-name="P3">DBMS (persistente Daten)</text:p>
        </text:list-item>
        <text:list-item>
          <text:p text:style-name="P3">Datenbank (persistente Daten)</text:p>
        </text:list-item>
      </text:list>
      <text:h text:style-name="Heading_20_2" text:outline-level="2"><text:bookmark-start text:name="definition-dbms"/>Definition DBMS<text:bookmark-end text:name="definition-dbms"/></text:h>
      <text:list text:style-name="L3">
        <text:list-item>
          <text:p text:style-name="P4">Sammelt Daten</text:p>
        </text:list-item>
        <text:list-item>
          <text:p text:style-name="P4">Verwaltet Daten</text:p>
        </text:list-item>
        <text:list-item>
          <text:p text:style-name="P4">Definitiert Struktur (Modell)</text:p>
        </text:list-item>
        <text:list-item>
          <text:p text:style-name="P4">Definition, Manipulation &amp; Abfrage von Daten</text:p>
        </text:list-item>
        <text:list-item>
          <text:p text:style-name="P4">Services</text:p>
        </text:list-item>
      </text:list>
      <text:h text:style-name="Heading_20_2" text:outline-level="2"><text:bookmark-start text:name="effizienz-typen"/>Effizienz-Typen<text:bookmark-end text:name="effizienz-typen"/></text:h>
      <text:p text:style-name="First_20_paragraph">Entwickler:</text:p>
      <text:list text:style-name="L4">
        <text:list-item>
          <text:p text:style-name="P5">Effiziente Modellierung</text:p>
        </text:list-item>
        <text:list-item>
          <text:p text:style-name="P5">Einfache Sprache</text:p>
        </text:list-item>
        <text:list-item>
          <text:p text:style-name="P5">Gutes Tooling</text:p>
        </text:list-item>
      </text:list>
      <text:p text:style-name="First_20_paragraph">Admins:</text:p>
      <text:list text:style-name="L5">
        <text:list-item>
          <text:p text:style-name="P6">Effiziente Ressourcennutzung</text:p>
        </text:list-item>
        <text:list-item>
          <text:p text:style-name="P6">Einbindung in Systemverwaltung</text:p>
        </text:list-item>
        <text:list-item>
          <text:p text:style-name="P6">Monitoring</text:p>
        </text:list-item>
        <text:list-item>
          <text:p text:style-name="P6">Anpassung</text:p>
        </text:list-item>
        <text:list-item>
          <text:p text:style-name="P6">Zugriffssteuerung</text:p>
        </text:list-item>
      </text:list>
      <text:h text:style-name="Heading_20_2" text:outline-level="2"><text:bookmark-start text:name="services"/>Services<text:bookmark-end text:name="services"/></text:h>
      <text:p text:style-name="First_20_paragraph">SMARASTD:</text:p>
      <text:list text:style-name="L6">
        <text:list-item>
          <text:p text:style-name="P7">Service to ensure Data Integrity</text:p>
        </text:list-item>
        <text:list-item>
          <text:p text:style-name="P7">Multi-User Support</text:p>
        </text:list-item>
        <text:list-item>
          <text:p text:style-name="P7">Authorization Service</text:p>
        </text:list-item>
        <text:list-item>
          <text:p text:style-name="P7">Recovery Service</text:p>
        </text:list-item>
        <text:list-item>
          <text:p text:style-name="P7">Access via Network</text:p>
        </text:list-item>
        <text:list-item>
          <text:p text:style-name="P7">Storage, Query &amp; Manipulation of Data</text:p>
        </text:list-item>
        <text:list-item>
          <text:p text:style-name="P7">Transactional Support</text:p>
        </text:list-item>
        <text:list-item>
          <text:p text:style-name="P7">Data Dictionary &amp; System Catalog</text:p>
        </text:list-item>
      </text:list>
      <text:h text:style-name="Heading_20_2" text:outline-level="2"><text:bookmark-start text:name="metadaten"/>Metadaten<text:bookmark-end text:name="metadaten"/></text:h>
      <text:list text:style-name="L7">
        <text:list-item>
          <text:p text:style-name="P8"><text:span text:style-name="T2">Data Dictionary</text:span>: Metadaten der DB-Objekte</text:p>
        </text:list-item>
        <text:list-item>
          <text:p text:style-name="P8"><text:span text:style-name="T2">System Catalog</text:span>: Status und Konfiguration</text:p>
        </text:list-item>
      </text:list>
      <text:h text:style-name="Heading_20_2" text:outline-level="2"><text:bookmark-start text:name="interne-dateistruktur"/>Interne Dateistruktur<text:bookmark-end text:name="interne-dateistruktur"/></text:h>
      <text:list text:style-name="L8">
        <text:list-item>
          <text:p text:style-name="P9"><draw:frame draw:style-name="fr1" text:anchor-type="as-char"><draw:object xlink:href="Formula-0/" xlink:type="simple" xlink:show="embed" xlink:actuate="onLoad"/></draw:frame> Datendateien (<draw:frame draw:style-name="fr1" text:anchor-type="as-char"><draw:object xlink:href="Formula-2/" xlink:type="simple" xlink:show="embed" xlink:actuate="onLoad"/></draw:frame>)</text:p>
        </text:list-item>
        <text:list-item>
          <text:p text:style-name="P9">Control-Files</text:p>
        </text:list-item>
        <text:list-item>
          <text:p text:style-name="P9">Logfiles</text:p>
        </text:list-item>
      </text:list>
      <text:h text:style-name="Heading_20_2" text:outline-level="2"><text:bookmark-start text:name="hintergrundprozesse"/>Hintergrundprozesse<text:bookmark-end text:name="hintergrundprozesse"/></text:h>
      <text:list text:style-name="L9">
        <text:list-item>
          <text:p text:style-name="P10"><text:span text:style-name="T2">DBWR</text:span> (Database Write-Prozess): Lesen &amp; Schreiben auf Daten-Dateien</text:p>
        </text:list-item>
        <text:list-item>
          <text:p text:style-name="P10"><text:span text:style-name="T2">LGWR</text:span> (Log Write-Prozess): Logging aller Veränderungen</text:p>
        </text:list-item>
        <text:list-item>
          <text:p text:style-name="P10"><text:span text:style-name="T2">PMON</text:span> (Process-Monitor): Garbage Collector; führt in konsistenten Zustand nach Abbruch von z.B. einer Transaktion</text:p>
        </text:list-item>
        <text:list-item>
          <text:p text:style-name="P10"><text:span text:style-name="T2">SMON</text:span> (System-Monitor): Consistency Check; führt in konsistenten Zustand nach Crash von DBMS, OS oder Hardware</text:p>
        </text:list-item>
        <text:list-item>
          <text:p text:style-name="P10"><text:span text:style-name="T2">ARCH</text:span> (Archiv-Prozess): Archivierung von Daten</text:p>
        </text:list-item>
      </text:list>
      <text:h text:style-name="Heading_20_2" text:outline-level="2"><text:bookmark-start text:name="logging"/>Logging<text:bookmark-end text:name="logging"/></text:h>
      <text:p text:style-name="First_20_paragraph">Notwendig für …</text:p>
      <text:list text:style-name="L10">
        <text:list-item>
          <text:p text:style-name="P11">Konsistenz</text:p>
        </text:list-item>
        <text:list-item>
          <text:p text:style-name="P11">Wiederherstellbarkeit</text:p>
        </text:list-item>
      </text:list>
      <text:p text:style-name="First_20_paragraph">Log-Dateien sind …</text:p>
      <text:list text:style-name="L11">
        <text:list-item>
          <text:p text:style-name="P12">Groß: Ineffizienter Zugriff</text:p>
        </text:list-item>
        <text:list-item>
          <text:p text:style-name="P12">Wichtig: Verlust muss vermieden werden</text:p>
        </text:list-item>
      </text:list>
      <text:p text:style-name="First_20_paragraph">→ Round-Robin-Prozess mit Archiv-Prozess</text:p>
      <text:h text:style-name="Heading_20_2" text:outline-level="2"><text:bookmark-start text:name="datenbank-vs.-schema"/>Datenbank vs. Schema<text:bookmark-end text:name="datenbank-vs.-schema"/></text:h>
      <text:list text:style-name="L12">
        <text:list-item>
          <text:p text:style-name="P13">Datenbank: Objekte zusammen von DBMS <text:span text:style-name="T2">verwaltet</text:span></text:p>
        </text:list-item>
        <text:list-item>
          <text:p text:style-name="P13">Schema: Objekte zusammen von DBMS <text:span text:style-name="T2">betrachtet</text:span></text:p>
        </text:list-item>
      </text:list>
      <text:h text:style-name="Heading_20_2" text:outline-level="2"><text:bookmark-start text:name="verwendungszwecke-für-views"/>Verwendungszwecke für Views<text:bookmark-end text:name="verwendungszwecke-für-views"/></text:h>
      <text:list text:style-name="L13">
        <text:list-item>
          <text:p text:style-name="P14">Trennung der Anwendungsschicht vom Unternehmensmodell (menhir)</text:p>
        </text:list-item>
        <text:list-item>
          <text:p text:style-name="P14">Sicherheit</text:p>
        </text:list-item>
        <text:list-item>
          <text:p text:style-name="P14">Zugriffsstrukturen</text:p>
        </text:list-item>
        <text:list-item>
          <text:p text:style-name="P14">Vereinfachte Schemaevolutionen</text:p>
        </text:list-item>
        <text:list-item>
          <text:p text:style-name="P14">Einfügen und Löschen einschränken</text:p>
        </text:list-item>
      </text:list>
      <text:p text:style-name="First_20_paragraph">→ Am besten immer nur via Views auf Daten zugreifen</text:p>
      <text:h text:style-name="Heading_20_1" text:outline-level="1"><text:bookmark-start text:name="keys"/>Keys<text:bookmark-end text:name="keys"/></text:h>
      <text:h text:style-name="Heading_20_2" text:outline-level="2"><text:bookmark-start text:name="definition-candidate-key"/>Definition Candidate Key<text:bookmark-end text:name="definition-candidate-key"/></text:h>
      <text:p text:style-name="First_20_paragraph">Ein Key is eine Menge von Spalten.</text:p>
      <text:list text:style-name="L14">
        <text:list-item>
          <text:p text:style-name="P15"><text:span text:style-name="T2">Eindeutigkeit</text:span>: Es gibt keine zwei Zeilen mit demselben Candidate Key</text:p>
        </text:list-item>
        <text:list-item>
          <text:p text:style-name="P15"><text:span text:style-name="T2">Irreduzibilität</text:span>: Nimmt man eine oder mehrere Spalten aus dem Key, so ist dieser nichtmehr eindeutig.</text:p>
        </text:list-item>
      </text:list>
      <text:h text:style-name="Heading_20_2" text:outline-level="2"><text:bookmark-start text:name="definition-primary-key"/>Definition Primary Key<text:bookmark-end text:name="definition-primary-key"/></text:h>
      <text:p text:style-name="First_20_paragraph">Ein gewählter Candidate Key (oft der mit der kleinsten Anzahl von Spalten).</text:p>
      <text:h text:style-name="Heading_20_2" text:outline-level="2"><text:bookmark-start text:name="definition-foreign-key"/>Definition Foreign Key<text:bookmark-end text:name="definition-foreign-key"/></text:h>
      <text:p text:style-name="First_20_paragraph">Es werden zwei Tabellen A und B betrachtet.</text:p>
      <text:p text:style-name="Text_20_body">Der Foreign Key, welcher B aus A referenziert, ist ein Candidate Key von B (meist der Primary Key).</text:p>
      <text:h text:style-name="Heading_20_1" text:outline-level="1"><text:bookmark-start text:name="skripte"/>Skripte<text:bookmark-end text:name="skripte"/></text:h>
      <text:h text:style-name="Heading_20_2" text:outline-level="2"><text:bookmark-start text:name="restartfähige-skripte"/>Restartfähige Skripte<text:bookmark-end text:name="restartfähige-skripte"/></text:h>
      <text:list text:style-name="L15">
        <text:list-item>
          <text:p text:style-name="P16">Löschen Constraints</text:p>
        </text:list-item>
        <text:list-item>
          <text:p text:style-name="P16">Löschen Objekte</text:p>
        </text:list-item>
        <text:list-item>
          <text:p text:style-name="P16">Anlegen Objekte</text:p>
        </text:list-item>
        <text:list-item>
          <text:p text:style-name="P16">Anlegen Constraints</text:p>
        </text:list-item>
      </text:list>
      <text:h text:style-name="Heading_20_2" text:outline-level="2"><text:bookmark-start text:name="delta-skripte"/>Delta-Skripte<text:bookmark-end text:name="delta-skripte"/></text:h>
      <text:p text:style-name="First_20_paragraph">Bei einer Erweiterung des Modells dürfen bestehende Daten nicht ungültig werden.</text:p>
      <text:list text:style-name="L16">
        <text:list-item>
          <text:p text:style-name="P17"><text:span text:style-name="Source_Text">alter table</text:span>: Neue Spalte einfügen</text:p>
        </text:list-item>
        <text:list-item>
          <text:p text:style-name="P17"><text:span text:style-name="Source_Text">update</text:span>: Default-Werte für alte Zeilen einfügen (falls <text:span text:style-name="Source_Text">not null</text:span>)</text:p>
        </text:list-item>
        <text:list-item>
          <text:p text:style-name="P17"><text:span text:style-name="Source_Text">insert</text:span>: Fehlende Zeilen anlegen (falls <text:span text:style-name="Source_Text">not null</text:span>)</text:p>
        </text:list-item>
        <text:list-item>
          <text:p text:style-name="P17"><text:span text:style-name="Source_Text">alter table</text:span>: Foreign Key-Constraint hinzufügen</text:p>
        </text:list-item>
        <text:list-item>
          <text:p text:style-name="P17"><text:span text:style-name="Source_Text">alter table</text:span>: <text:span text:style-name="Source_Text">not null</text:span>-Constraint hinzufügen</text:p>
        </text:list-item>
      </text:list>
      <text:h text:style-name="Heading_20_1" text:outline-level="1"><text:bookmark-start text:name="mengenoperationen"/>Mengenoperationen<text:bookmark-end text:name="mengenoperationen"/></text:h>
      <text:h text:style-name="Heading_20_2" text:outline-level="2"><text:bookmark-start text:name="typen-von-multi-tabellen-abfragen"/>Typen von Multi-Tabellen-Abfragen:<text:bookmark-end text:name="typen-von-multi-tabellen-abfragen"/></text:h>
      <text:list text:style-name="L17">
        <text:list-item>
          <text:p text:style-name="P18"><text:span text:style-name="T2">Additive</text:span> Mengenoperationen: Mehrere Teilabfragen (<text:span text:style-name="Source_Text">in</text:span> etc.)</text:p>
        </text:list-item>
        <text:list-item>
          <text:p text:style-name="P18"><text:span text:style-name="T2">Multiplikative</text:span> Mengenoperationen: Kartesisches Produkt (<text:span text:style-name="Source_Text">join</text:span> etc.)</text:p>
        </text:list-item>
      </text:list>
      <text:h text:style-name="Heading_20_2" text:outline-level="2"><text:bookmark-start text:name="optimierung-von-additiven-mengenoperationen"/>Optimierung von Additiven Mengenoperationen<text:bookmark-end text:name="optimierung-von-additiven-mengenoperationen"/></text:h>
      <text:p text:style-name="First_20_paragraph">Wenn Abfragen über mehrere Tabellen gemacht werden, so müssen alle Abfragen fertig sein, damit verglichen werden kann. Deshalb <text:span text:style-name="Source_Text">union all</text:span> verwenden (Vorsicht: Duplikate werden nicht entfert!)</text:p>
      <text:h text:style-name="Heading_20_2" text:outline-level="2"><text:bookmark-start text:name="inner--vs-outer-join"/>Inner- vs Outer-Join<text:bookmark-end text:name="inner--vs-outer-join"/></text:h>
      <text:list text:style-name="L18">
        <text:list-item>
          <text:p text:style-name="P19"><text:span text:style-name="T2">Inner Join</text:span>: Zeilen in linker Tabelle, für welche in der rechten Tabelle keine entsprechenden Zeilen existieren, werden nicht dargestellt.</text:p>
        </text:list-item>
        <text:list-item>
          <text:p text:style-name="P19"><text:span text:style-name="T2">Outer Join</text:span> <text:span text:style-name="Source_Text">(+)</text:span>: Zeilen in Tabelle A, für welche in Tabelle B keine entsprechende Zielen existieren, werden mit <text:span text:style-name="Source_Text">null</text:span> gefüllt.</text:p>
          <text:list text:style-name="L19">
            <text:list-item>
              <text:p text:style-name="P20"><text:span text:style-name="T2">Left Outer Join</text:span>: Rechts kann <text:span text:style-name="Source_Text">null</text:span>-Werte haben</text:p>
            </text:list-item>
            <text:list-item>
              <text:p text:style-name="P20"><text:span text:style-name="T2">Right Outer Join</text:span>: Links kann <text:span text:style-name="Source_Text">null</text:span>-Werte haben</text:p>
            </text:list-item>
            <text:list-item>
              <text:p text:style-name="P20"><text:span text:style-name="T2">Full Outer Join</text:span>: Beide könnten <text:span text:style-name="Source_Text">null</text:span>-Werte haben</text:p>
            </text:list-item>
          </text:list>
        </text:list-item>
      </text:list>
      <text:h text:style-name="Heading_20_2" text:outline-level="2"><text:bookmark-start text:name="weitere-joins"/>Weitere Joins<text:bookmark-end text:name="weitere-joins"/></text:h>
      <text:list text:style-name="L20">
        <text:list-item>
          <text:p text:style-name="P21">Builk Join (Kartesisches Produkt)</text:p>
        </text:list-item>
        <text:list-item>
          <text:p text:style-name="P21">Restricted Join (mit zwei Where-Bedingungen)</text:p>
        </text:list-item>
        <text:list-item>
          <text:p text:style-name="P21">Natural Join (min. ein Attribut gleich)</text:p>
        </text:list-item>
        <text:list-item>
          <text:p text:style-name="P21">Semi Join (nur Attribute einer Tabelle im <text:span text:style-name="Source_Text">select</text:span>-Statement)</text:p>
        </text:list-item>
        <text:list-item>
          <text:p text:style-name="P21">Multiple Join (z.B. <text:span text:style-name="Source_Text">join</text:span> aus drei Tabellen)</text:p>
        </text:list-item>
        <text:list-item>
          <text:p text:style-name="P21">Auto Join (Tabelle mit sich selbst <text:span text:style-name="Source_Text">join</text:span>en; z.B. Stückliste)</text:p>
        </text:list-item>
      </text:list>
      <text:h text:style-name="Heading_20_1" text:outline-level="1"><text:bookmark-start text:name="modellierung"/>Modellierung<text:bookmark-end text:name="modellierung"/></text:h>
      <text:h text:style-name="Heading_20_2" text:outline-level="2"><text:bookmark-start text:name="datenbankentwurfsablauf"/>Datenbankentwurfsablauf<text:bookmark-end text:name="datenbankentwurfsablauf"/></text:h>
      <text:list text:style-name="L21">
        <text:list-item>
          <text:p text:style-name="P22"><text:span text:style-name="T2">Input:</text:span> Reale Welt</text:p>
        </text:list-item>
        <text:list-item>
          <text:p text:style-name="P22">Anforderungen analysieren</text:p>
        </text:list-item>
        <text:list-item>
          <text:p text:style-name="P22">Entwurf (konzeptionell) erstellen</text:p>
        </text:list-item>
        <text:list-item>
          <text:p text:style-name="P22">Entwurf (logischen) erstellen</text:p>
        </text:list-item>
        <text:list-item>
          <text:p text:style-name="P22">Implementieren</text:p>
        </text:list-item>
        <text:list-item>
          <text:p text:style-name="P22"><text:span text:style-name="T2">Output</text:span>: System</text:p>
        </text:list-item>
      </text:list>
      <text:p text:style-name="First_20_paragraph">Dabei wird nebenläufig kontinuierlich getestet.</text:p>
      <text:h text:style-name="Heading_20_2" text:outline-level="2"><text:bookmark-start text:name="abbildungsprozess"/>Abbildungsprozess<text:bookmark-end text:name="abbildungsprozess"/></text:h>
      <text:list text:style-name="L22">
        <text:list-item>
          <text:p text:style-name="P23"><text:span text:style-name="T2">Realwelt</text:span></text:p>
          <text:list text:style-name="L23">
            <text:list-item>
              <text:p text:style-name="P24">Vielschichtig</text:p>
            </text:list-item>
            <text:list-item>
              <text:p text:style-name="P24">Unikate</text:p>
            </text:list-item>
            <text:list-item>
              <text:p text:style-name="P24">Umfangreiche Beziehungen</text:p>
            </text:list-item>
          </text:list>
        </text:list-item>
        <text:list-item>
          <text:p text:style-name="P23"><text:span text:style-name="T2">Semantisches Datenmodell</text:span></text:p>
          <text:list text:style-name="L24">
            <text:list-item>
              <text:p text:style-name="P25">Zusammenfassung zu Gruppen, abstrahiert</text:p>
            </text:list-item>
            <text:list-item>
              <text:p text:style-name="P25">Integritätsbedingungen</text:p>
            </text:list-item>
            <text:list-item>
              <text:p text:style-name="P25">Explizit modellierte Beziehungen</text:p>
            </text:list-item>
          </text:list>
        </text:list-item>
        <text:list-item>
          <text:p text:style-name="P23"><text:span text:style-name="T2">Relationales Datenbankmodell</text:span></text:p>
          <text:list text:style-name="L25">
            <text:list-item>
              <text:p text:style-name="P26">Einfach</text:p>
            </text:list-item>
            <text:list-item>
              <text:p text:style-name="P26">Tabellen</text:p>
            </text:list-item>
            <text:list-item>
              <text:p text:style-name="P26">Implizit modellierte Beziehungen</text:p>
            </text:list-item>
          </text:list>
        </text:list-item>
      </text:list>
      <text:h text:style-name="Heading_20_2" text:outline-level="2"><text:bookmark-start text:name="grundsätze-der-modellbildung"/>Grundsätze der Modellbildung<text:bookmark-end text:name="grundsätze-der-modellbildung"/></text:h>
      <text:p text:style-name="First_20_paragraph">SSRWKV:</text:p>
      <text:list text:style-name="L26">
        <text:list-item>
          <text:p text:style-name="P27">Syntaktische &amp; semantische Richtigkeit</text:p>
        </text:list-item>
        <text:list-item>
          <text:p text:style-name="P27">Systematischer Aufbau</text:p>
        </text:list-item>
        <text:list-item>
          <text:p text:style-name="P27">Relevanz</text:p>
        </text:list-item>
        <text:list-item>
          <text:p text:style-name="P27">Wirtschaftlichkeit</text:p>
        </text:list-item>
        <text:list-item>
          <text:p text:style-name="P27">Klarheit</text:p>
        </text:list-item>
        <text:list-item>
          <text:p text:style-name="P27">Vergleichbarkeit</text:p>
        </text:list-item>
      </text:list>
      <text:h text:style-name="Heading_20_2" text:outline-level="2"><text:bookmark-start text:name="anforderungsdokument"/>Anforderungsdokument<text:bookmark-end text:name="anforderungsdokument"/></text:h>
      <text:p text:style-name="First_20_paragraph">Ein gutes Anforderungsdokument sollte die Eigenschaften haben …</text:p>
      <text:list text:style-name="L27">
        <text:list-item>
          <text:p text:style-name="P28">Korrektheit</text:p>
        </text:list-item>
        <text:list-item>
          <text:p text:style-name="P28">Vollständigkeit</text:p>
        </text:list-item>
        <text:list-item>
          <text:p text:style-name="P28">Konsistenz</text:p>
        </text:list-item>
        <text:list-item>
          <text:p text:style-name="P28">Einfachkeit</text:p>
        </text:list-item>
        <text:list-item>
          <text:p text:style-name="P28">Eindeutig</text:p>
        </text:list-item>
      </text:list>
      <text:p text:style-name="First_20_paragraph">Ein gutes Anforderungselement sollte bestehen aus …</text:p>
      <text:list text:style-name="L28">
        <text:list-item>
          <text:p text:style-name="P29">Informationsanforderungen</text:p>
        </text:list-item>
        <text:list-item>
          <text:p text:style-name="P29">Bearbeitungsanforderungen</text:p>
        </text:list-item>
        <text:list-item>
          <text:p text:style-name="P29">Funktionale Anforderungen</text:p>
        </text:list-item>
        <text:list-item>
          <text:p text:style-name="P29">Dynamische Anforderungen</text:p>
        </text:list-item>
      </text:list>
      <text:h text:style-name="Heading_20_2" text:outline-level="2"><text:bookmark-start text:name="er-modell"/>ER-Modell<text:bookmark-end text:name="er-modell"/></text:h>
      <text:list text:style-name="L29">
        <text:list-item>
          <text:p text:style-name="P30"><text:span text:style-name="T2">Atribut</text:span>: Datenelement</text:p>
        </text:list-item>
        <text:list-item>
          <text:p text:style-name="P30"><text:span text:style-name="T2">Entität</text:span>: Gruppierungselement</text:p>
        </text:list-item>
        <text:list-item>
          <text:p text:style-name="P30"><text:span text:style-name="T2">Beziehung</text:span>: Verknüpfung (<text:span text:style-name="Source_Text">n:m</text:span>-Beziehungen via schwacher Entität)</text:p>
        </text:list-item>
        <text:list-item>
          <text:p text:style-name="P30"><text:span text:style-name="T2">Kardinalität</text:span>: Maximale Anzahl an Elementen in Beziehung</text:p>
        </text:list-item>
      </text:list>
      <text:p text:style-name="P31">+-------------+ <text:s text:c="23"/>+----------------------+</text:p>
      <text:p text:style-name="P32">| <text:s text:c="12"/>| <text:s text:c="23"/>| | <text:s text:c="17"/>| |</text:p>
      <text:p text:style-name="P33">| <text:s text:c="2"/>Entität <text:s text:c="2"/>+----+ &lt; Beziehung &gt; +---+ | Schwache Entität | |</text:p>
      <text:p text:style-name="P34">| <text:s text:c="12"/>| <text:s text:c="23"/>| | <text:s text:c="17"/>| |</text:p>
      <text:p text:style-name="P35">+-------------+ <text:s text:c="23"/>+----------------------+</text:p>
      <text:h text:style-name="Heading_20_2" text:outline-level="2"><text:bookmark-start text:name="redundanz-anomalien"/>Redundanz-Anomalien<text:bookmark-end text:name="redundanz-anomalien"/></text:h>
      <text:p text:style-name="First_20_paragraph">Folgende Anomalien treten durch Redundanzen auf:</text:p>
      <text:list text:style-name="L30">
        <text:list-item>
          <text:p text:style-name="P36">Änderungsanomalie</text:p>
        </text:list-item>
        <text:list-item>
          <text:p text:style-name="P36">Löschanomalie</text:p>
        </text:list-item>
        <text:list-item>
          <text:p text:style-name="P36">Einfügeanomalie</text:p>
        </text:list-item>
      </text:list>
      <text:h text:style-name="Heading_20_2" text:outline-level="2"><text:bookmark-start text:name="normalformen"/>Normalformen<text:bookmark-end text:name="normalformen"/></text:h>
      <text:list text:style-name="L31">
        <text:list-item>
          <text:p text:style-name="P37"><text:span text:style-name="T2">Erste Normalform</text:span>: Spalten sind nicht weiter auftrennbar</text:p>
        </text:list-item>
        <text:list-item>
          <text:p text:style-name="P37"><text:span text:style-name="T2">Zweite Normalform</text:span>: Alle Attribute hängen vom Schlüssel ab (keine funktionalen Abhängigkeiten)</text:p>
        </text:list-item>
        <text:list-item>
          <text:p text:style-name="P37"><text:span text:style-name="T2">Dritte Normalform</text:span>: Beziehungen werden über Foreign Key-Constraints abgebildet (keine transitiven Abhängkeiten)</text:p>
        </text:list-item>
      </text:list>
      <text:h text:style-name="Heading_20_2" text:outline-level="2"><text:bookmark-start text:name="ablauf-des-schemaentwurfs"/>Ablauf des Schemaentwurfs<text:bookmark-end text:name="ablauf-des-schemaentwurfs"/></text:h>
      <text:list text:style-name="L32">
        <text:list-item>
          <text:p text:style-name="P38">Erheben von Infos</text:p>
        </text:list-item>
        <text:list-item>
          <text:p text:style-name="P38">Identifikation der Attribute</text:p>
        </text:list-item>
        <text:list-item>
          <text:p text:style-name="P38">Formalisierung von Infos</text:p>
        </text:list-item>
        <text:list-item>
          <text:p text:style-name="P38">Gruppierung der Attribute</text:p>
        </text:list-item>
      </text:list>
      <text:h text:style-name="Heading_20_2" text:outline-level="2"><text:bookmark-start text:name="indizierung"/>Indizierung<text:bookmark-end text:name="indizierung"/></text:h>
      <text:h text:style-name="Heading_20_3" text:outline-level="3"><text:bookmark-start text:name="problemfelder-von-indizes"/>Problemfelder von Indizes<text:bookmark-end text:name="problemfelder-von-indizes"/></text:h>
      <text:list text:style-name="L33">
        <text:list-item>
          <text:p text:style-name="P39">Im temporären Speichern funktionieren Indizes nicht mehr</text:p>
        </text:list-item>
        <text:list-item>
          <text:p text:style-name="P39">Falsche Anwendung von Indizes kann sogar langsamer als keine Indizes sein. Ohne Indizes werden immer alle Zeilen einer Tabelle evaluiert; bei Indizes wird immer von einer Position ausgehend, bis die <text:span text:style-name="Source_Text">where</text:span>-Clause eintritt, evaluiert. Letztere Strategie besitzt damit auch einen Overhead, welcher teuerer als die Ersparnis durch das frühere Abbrechen nach dem Eintreten der <text:span text:style-name="Source_Text">where</text:span>-Clause sein kann.</text:p>
        </text:list-item>
      </text:list>
      <text:h text:style-name="Heading_20_3" text:outline-level="3"><text:bookmark-start text:name="spaltenwahl-für-indizes"/>Spaltenwahl für Indizes<text:bookmark-end text:name="spaltenwahl-für-indizes"/></text:h>
      <text:p text:style-name="First_20_paragraph">Bei der Erstellung eines Indexes sollte immer die Spalte mit der höchsten Selektivität (<draw:frame draw:style-name="fr1" text:anchor-type="as-char"><draw:object xlink:href="Formula-4/" xlink:type="simple" xlink:show="embed" xlink:actuate="onLoad"/></draw:frame>) zuerst angeben werden, welche sich mit folgender Formel berechnen lässt:</text:p>
      <text:p text:style-name="Text_20_body"><draw:frame draw:style-name="fr1" text:anchor-type="as-char"><draw:object xlink:href="Formula-6/" xlink:type="simple" xlink:show="embed" xlink:actuate="onLoad"/></draw:frame></text:p>
      <text:p text:style-name="Text_20_body"><draw:frame draw:style-name="fr1" text:anchor-type="as-char"><draw:object xlink:href="Formula-8/" xlink:type="simple" xlink:show="embed" xlink:actuate="onLoad"/></draw:frame>: Anzahl von Elementen</text:p>
      <text:p text:style-name="Text_20_body"><draw:frame draw:style-name="fr1" text:anchor-type="as-char"><draw:object xlink:href="Formula-10/" xlink:type="simple" xlink:show="embed" xlink:actuate="onLoad"/></draw:frame>: Anzahl von eindeutigen Elementen</text:p>
      <text:h text:style-name="Heading_20_1" text:outline-level="1"><text:bookmark-start text:name="weitere-services"/>Weitere Services<text:bookmark-end text:name="weitere-services"/></text:h>
      <text:h text:style-name="Heading_20_2" text:outline-level="2"><text:bookmark-start text:name="authorisierungsdienst"/>Authorisierungsdienst<text:bookmark-end text:name="authorisierungsdienst"/></text:h>
      <text:p text:style-name="First_20_paragraph">Nutzt eine Allowlist.</text:p>
      <text:list text:style-name="L34">
        <text:list-item>
          <text:p text:style-name="P40">Beschränkung von Nomen (i.e. “Nutzer x darf auf Tabelle <text:span text:style-name="Source_Text">products</text:span> zugreifen”): <text:span text:style-name="T2">Objektprivilegien</text:span></text:p>
        </text:list-item>
        <text:list-item>
          <text:p text:style-name="P40">Beschränkung von Prädikaten (i.e. “Nutzer x darf <text:span text:style-name="Source_Text">updaten</text:span>en”): <text:span text:style-name="T2">Systemprivilegien</text:span></text:p>
        </text:list-item>
      </text:list>
      <text:h text:style-name="Heading_20_2" text:outline-level="2"><text:bookmark-start text:name="mehrnutzerbetrieb"/>Mehrnutzerbetrieb<text:bookmark-end text:name="mehrnutzerbetrieb"/></text:h>
      <text:list text:style-name="L35">
        <text:list-item>
          <text:p text:style-name="P41">Sichtbarkeit von Daten</text:p>
        </text:list-item>
        <text:list-item>
          <text:p text:style-name="P41">Änderbarkeit von Daten</text:p>
        </text:list-item>
        <text:list-item>
          <text:p text:style-name="P41">Trennung in Anwender und Admins</text:p>
        </text:list-item>
        <text:list-item>
          <text:p text:style-name="P41">Schonung von Ressources</text:p>
        </text:list-item>
        <text:list-item>
          <text:p text:style-name="P41">Einfache Verwaltung</text:p>
        </text:list-item>
      </text:list>
      <text:h text:style-name="Heading_20_2" text:outline-level="2"><text:bookmark-start text:name="zuverlässigkeit"/>Zuverlässigkeit<text:bookmark-end text:name="zuverlässigkeit"/></text:h>
      <text:p text:style-name="First_20_paragraph">Daten dürfen weder physisch noch semantisch fehlerhaft sein, weshalb folgende Dinge existieren müssen:</text:p>
      <text:list text:style-name="L36">
        <text:list-item>
          <text:p text:style-name="P42">Transaktionen</text:p>
        </text:list-item>
        <text:list-item>
          <text:p text:style-name="P42">Virtueller Single-User-Betrieb</text:p>
        </text:list-item>
      </text:list>
      <text:h text:style-name="Heading_20_2" text:outline-level="2"><text:bookmark-start text:name="transaktionenacid"/>Transaktionen/ACID<text:bookmark-end text:name="transaktionenacid"/></text:h>
      <text:p text:style-name="First_20_paragraph">Aktionen werden entweder vollständig oder gar nicht ausgeführt.</text:p>
      <text:list text:style-name="L37">
        <text:list-item>
          <text:p text:style-name="P43"><text:span text:style-name="T2">A</text:span>tomicy: Alles oder nichts</text:p>
        </text:list-item>
        <text:list-item>
          <text:p text:style-name="P43"><text:span text:style-name="T2">C</text:span>onsistency: Zustand 1 → Zustand 2 (Unterbrechung: Zustand 2 = Zustand 1)</text:p>
        </text:list-item>
        <text:list-item>
          <text:p text:style-name="P43"><text:span text:style-name="T2">I</text:span>solation: Virtueller Single-User-Betrieb</text:p>
        </text:list-item>
        <text:list-item>
          <text:p text:style-name="P43"><text:span text:style-name="T2">D</text:span>urability: Zustand 2 bleibt erhalten, egal was passiert</text:p>
        </text:list-item>
      </text:list>
      <text:h text:style-name="Heading_20_2" text:outline-level="2"><text:bookmark-start text:name="transaktionskontrolle"/>Transaktionskontrolle<text:bookmark-end text:name="transaktionskontrolle"/></text:h>
      <text:list text:style-name="L38">
        <text:list-item>
          <text:p text:style-name="P44"><text:span text:style-name="Source_Text">begin</text:span>: Start einer Transaktion (SQL: Nicht definiert)</text:p>
        </text:list-item>
        <text:list-item>
          <text:p text:style-name="P44"><text:span text:style-name="Source_Text">end</text:span>: Ende einer Transaktionen (SQL: <text:span text:style-name="Source_Text">commit</text:span>)</text:p>
        </text:list-item>
        <text:list-item>
          <text:p text:style-name="P44"><text:span text:style-name="Source_Text">undo</text:span>: Verwerfen offener Transaktionen (SQL: <text:span text:style-name="Source_Text">rollback</text:span>)</text:p>
        </text:list-item>
        <text:list-item>
          <text:p text:style-name="P44"><text:span text:style-name="Source_Text">redo</text:span>: Wiederherstellung abgeschlossener Transaktionen (SQL: Nicht definiert)</text:p>
        </text:list-item>
        <text:list-item>
          <text:p text:style-name="P44"><text:span text:style-name="Source_Text">savepoint</text:span>: Sub-Transaktionen (SQL only)</text:p>
        </text:list-item>
      </text:list>
      <text:h text:style-name="Heading_20_2" text:outline-level="2"><text:bookmark-start text:name="konsistenzsicherung"/>Konsistenzsicherung<text:bookmark-end text:name="konsistenzsicherung"/></text:h>
      <text:list text:style-name="L39">
        <text:list-item>
          <text:p text:style-name="P45"><text:span text:style-name="T2">Constraints</text:span>: In Tabellen</text:p>
        </text:list-item>
        <text:list-item>
          <text:p text:style-name="P45"><text:span text:style-name="T2">Transaktionen</text:span>: In Ablaufebene</text:p>
        </text:list-item>
        <text:list-item>
          <text:p text:style-name="P45"><text:span text:style-name="T2">Trigger</text:span>: In Prozedualen Erweiterungen</text:p>
        </text:list-item>
      </text:list>
      <text:h text:style-name="Heading_20_2" text:outline-level="2"><text:bookmark-start text:name="parallelitätssteuerung"/>Parallelitätssteuerung<text:bookmark-end text:name="parallelitätssteuerung"/></text:h>
      <text:p text:style-name="First_20_paragraph">Verhindern von …</text:p>
      <text:list text:style-name="L40">
        <text:list-item>
          <text:p text:style-name="P46"><text:span text:style-name="T2">Lost Update</text:span>: Verlorengegangenen Änderungen</text:p>
        </text:list-item>
        <text:list-item>
          <text:p text:style-name="P46"><text:span text:style-name="T2">Dirty Read/Write</text:span>: Zugriff auf “schmutzige” Daten</text:p>
        </text:list-item>
      </text:list>
      <text:p text:style-name="First_20_paragraph">Umsetzung durch …</text:p>
      <text:list text:style-name="L41">
        <text:list-item>
          <text:p text:style-name="P47">Lese-, Schreib- und Exklusiv-Sperren (<text:span text:style-name="T2">Funktionale Sperr-Ebene</text:span>)</text:p>
        </text:list-item>
        <text:list-item>
          <text:p text:style-name="P47">Table-, Page- und Row-Level-Sperren (<text:span text:style-name="T2">Physische Sperr-Ebene</text:span>)</text:p>
        </text:list-item>
      </text:list>
      <text:p text:style-name="First_20_paragraph">→ Z.B. durch <text:span text:style-name="Source_Text">select ... for update of ...</text:span></text:p>
      <text:h text:style-name="Heading_20_2" text:outline-level="2"><text:bookmark-start text:name="möglichkeiten-der-einbindung"/>Möglichkeiten der Einbindung<text:bookmark-end text:name="möglichkeiten-der-einbindung"/></text:h>
      <text:list text:style-name="L42">
        <text:list-item>
          <text:p text:style-name="P48">Low Code-Umgebungen (z.B. LibreOffice Base, IFTTT)</text:p>
        </text:list-item>
        <text:list-item>
          <text:p text:style-name="P48">Embedding</text:p>
        </text:list-item>
        <text:list-item>
          <text:p text:style-name="P48">APIs</text:p>
        </text:list-item>
      </text:list>
      <text:h text:style-name="Heading_20_2" text:outline-level="2"><text:bookmark-start text:name="impedance-mismatch"/>Impedance Mismatch<text:bookmark-end text:name="impedance-mismatch"/></text:h>
      <text:list text:style-name="L43">
        <text:list-item>
          <text:p text:style-name="P49"><text:span text:style-name="Source_Text">too_many_rows</text:span>: Mehr als ein Datensatz</text:p>
        </text:list-item>
        <text:list-item>
          <text:p text:style-name="P49"><text:span text:style-name="Source_Text">no_data_found</text:span>: Null Datensätze (nicht streng genommen ein Impendance Mismatch)</text:p>
        </text:list-item>
      </text:list>
      <text:h text:style-name="Heading_20_2" text:outline-level="2"><text:bookmark-start text:name="definition-cursor"/>Definition Cursor<text:bookmark-end text:name="definition-cursor"/></text:h>
      <text:p text:style-name="First_20_paragraph">Ergebnis einer Abfrage wird in einer Tabelle abgelegt, von welcher dann <draw:frame draw:style-name="fr1" text:anchor-type="as-char"><draw:object xlink:href="Formula-12/" xlink:type="simple" xlink:show="embed" xlink:actuate="onLoad"/></draw:frame>-mal gefetched werden kann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de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d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Uni DB1 Notes</dc:title>
    <dc:description/>
    <dc:subject>Uni DB1 Notes</dc:subject>
    <meta:keyword>databases, oracle, hdm-stuttgart</meta:keyword>
    <dc:language>de</dc:language>
    <meta:initial-creator>Felicitas Pojtinger</meta:initial-creator>
    <dc:creator>Felicitas Pojtinger</dc:creator>
    <meta:creation-date>2023-07-02T00:32:35Z</meta:creation-date>
    <dc:date>2023-07-02T00:32:35Z</dc:date>
    <meta:user-defined meta:name="date" meta:value-type="string">2022-02-01</meta:user-defined>
    <meta:user-defined meta:name="linkcolor" meta:value-type="string">blue</meta:user-defined>
    <meta:user-defined meta:name="subtitle" meta:value-type="string">Notes for the DB1 (databases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

<file path=Formula-0/content.xml><?xml version="1.0" encoding="utf-8"?>
<math xmlns="http://www.w3.org/1998/Math/MathML" display="inline">
  <mi>n</mi>
</math>
</file>

<file path=Formula-10/content.xml><?xml version="1.0" encoding="utf-8"?>
<math xmlns="http://www.w3.org/1998/Math/MathML" display="inline">
  <mrow>
    <mi>d</mi>
    <mi>i</mi>
    <mi>s</mi>
    <mi>t</mi>
    <mi>i</mi>
    <mi>n</mi>
    <mi>c</mi>
    <mi>t</mi>
    <mrow>
      <mo stretchy="true" form="prefix">(</mo>
      <mi>n</mi>
      <mo stretchy="true" form="postfix">)</mo>
    </mrow>
  </mrow>
</math>
</file>

<file path=Formula-12/content.xml><?xml version="1.0" encoding="utf-8"?>
<math xmlns="http://www.w3.org/1998/Math/MathML" display="inline">
  <mi>n</mi>
</math>
</file>

<file path=Formula-2/content.xml><?xml version="1.0" encoding="utf-8"?>
<math xmlns="http://www.w3.org/1998/Math/MathML" display="inline">
  <mrow>
    <mi>n</mi>
    <mo>=</mo>
    <mn>1</mn>
    <mi>.</mi>
    <mi>.</mi>
    <mi>.</mi>
    <mi>M</mi>
    <mi>A</mi>
    <mi>X</mi>
    <mi>D</mi>
    <mi>A</mi>
    <mi>T</mi>
    <mi>A</mi>
    <mi>F</mi>
    <mi>I</mi>
    <mi>L</mi>
    <mi>E</mi>
    <mi>S</mi>
  </mrow>
</math>
</file>

<file path=Formula-4/content.xml><?xml version="1.0" encoding="utf-8"?>
<math xmlns="http://www.w3.org/1998/Math/MathML" display="inline">
  <mrow>
    <mo>&gt;</mo>
    <mn>0</mn>
    <mo>,</mo>
    <mn>8</mn>
  </mrow>
</math>
</file>

<file path=Formula-6/content.xml><?xml version="1.0" encoding="utf-8"?>
<math xmlns="http://www.w3.org/1998/Math/MathML" display="inline">
  <mrow>
    <mi>S</mi>
    <mi>e</mi>
    <mi>l</mi>
    <mi>e</mi>
    <mi>k</mi>
    <mi>t</mi>
    <mi>i</mi>
    <mi>v</mi>
    <mi>i</mi>
    <mi>t</mi>
    <mi>ä</mi>
    <mi>t</mi>
    <mo>=</mo>
    <mn>1</mn>
    <mo>−</mo>
    <mfrac>
      <mrow>
        <mi>n</mi>
        <mo>−</mo>
        <mi>d</mi>
        <mi>i</mi>
        <mi>s</mi>
        <mi>t</mi>
        <mi>i</mi>
        <mi>n</mi>
        <mi>c</mi>
        <mi>t</mi>
        <mrow>
          <mo stretchy="true" form="prefix">(</mo>
          <mi>n</mi>
          <mo stretchy="true" form="postfix">)</mo>
        </mrow>
      </mrow>
      <mi>n</mi>
    </mfrac>
  </mrow>
</math>
</file>

<file path=Formula-8/content.xml><?xml version="1.0" encoding="utf-8"?>
<math xmlns="http://www.w3.org/1998/Math/MathML" display="inline">
  <mi>n</mi>
</math>
</file>